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1595a" officeooo:paragraph-rsid="0011595a"/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0aaf8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ffff99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6">
        <text:p text:style-name="Standard"/>
        <text:section text:style-name="Sect2" text:name="Bereich2">
          <text:p text:style-name="P3">Das Inhaltsverzeichnis wird nur dann korrekt angezeigt, wenn der Projektorder (<text:span text:style-name="T1">Organon </text:span>Handbuch) vollständig ausgeklappt und das Inhaltsverzeichnis aktualisiert wird (Rechtsklick auf das Inhaltsverzeichnis, aktualisieren). </text:p>
        </text:section>
        <text:table-of-content text:style-name="Sect1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link-start text:style-name="Index_20_Link"/>
              <text:index-entry-chapter text:style-name="Bullet_5f_20_5f_Symbols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Bullet_5f_20_5f_Symbols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Bullet_5f_20_5f_Symbols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Bullet_5f_20_5f_Symbols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Bullet_5f_20_5f_Symbols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 text:style-name="Bullet_5f_20_5f_Symbols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 text:style-name="Bullet_5f_20_5f_Symbols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 text:style-name="Bullet_5f_20_5f_Symbols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 text:style-name="Bullet_5f_20_5f_Symbols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 text:style-name="Bullet_5f_20_5f_Symbols"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Inhaltsverzeichnis1_Head">
              <text:p text:style-name="Contents_20_Heading">Inhaltsverzeichnis</text:p>
            </text:index-title>
            <text:p text:style-name="P1"><text:a xlink:type="simple" xlink:href="#__RefHeading___Toc4401_172465332" text:style-name="Index_20_Link" text:visited-style-name="Index_20_Link">Organon Handbuch (pdf-Version)<text:tab/>1</text:a></text:p>
            <text:p text:style-name="P5"><text:a xlink:type="simple" xlink:href="#__RefHeading___Toc8158_2070682864" text:style-name="Index_20_Link" text:visited-style-name="Index_20_Link">Beschreibung<text:tab/>2</text:a></text:p>
            <text:p text:style-name="P5"><text:a xlink:type="simple" xlink:href="#__RefHeading___Toc2937_1640206654" text:style-name="Index_20_Link" text:visited-style-name="Index_20_Link">Start<text:tab/>5</text:a></text:p>
            <text:p text:style-name="P2"><text:a xlink:type="simple" xlink:href="#__RefHeading___Toc4403_172465332" text:style-name="Index_20_Link" text:visited-style-name="Index_20_Link">Ein neues Projekt anlegen<text:tab/>5</text:a></text:p>
            <text:p text:style-name="P4"><text:a xlink:type="simple" xlink:href="#__RefHeading___Toc4405_172465332" text:style-name="Index_20_Link" text:visited-style-name="Index_20_Link">Anlegen<text:tab/>5</text:a></text:p>
            <text:p text:style-name="P4"><text:a xlink:type="simple" xlink:href="#__RefHeading___Toc62812_1640206654" text:style-name="Index_20_Link" text:visited-style-name="Index_20_Link">Projekt Backup<text:tab/>7</text:a></text:p>
            <text:p text:style-name="P4"><text:a xlink:type="simple" xlink:href="#__RefHeading___Toc62814_1640206654" text:style-name="Index_20_Link" text:visited-style-name="Index_20_Link">Formatierung mit Writer und Organon<text:tab/>7</text:a></text:p>
            <text:p text:style-name="P2"><text:a xlink:type="simple" xlink:href="#__RefHeading___Toc62824_1640206654" text:style-name="Index_20_Link" text:visited-style-name="Index_20_Link">Projekt laden<text:tab/>8</text:a></text:p>
            <text:p text:style-name="P2"><text:a xlink:type="simple" xlink:href="#__RefHeading___Toc62826_1640206654" text:style-name="Index_20_Link" text:visited-style-name="Index_20_Link">Anleitung laden<text:tab/>8</text:a></text:p>
            <text:p text:style-name="P5"><text:a xlink:type="simple" xlink:href="#__RefHeading___Toc4407_172465332" text:style-name="Index_20_Link" text:visited-style-name="Index_20_Link">Allgemein<text:tab/>9</text:a></text:p>
            <text:p text:style-name="P2"><text:a xlink:type="simple" xlink:href="#__RefHeading___Toc62828_1640206654" text:style-name="Index_20_Link" text:visited-style-name="Index_20_Link">Navigation<text:tab/>9</text:a></text:p>
            <text:p text:style-name="P2"><text:a xlink:type="simple" xlink:href="#__RefHeading___Toc62830_1640206654" text:style-name="Index_20_Link" text:visited-style-name="Index_20_Link">Speichern<text:tab/>9</text:a></text:p>
            <text:p text:style-name="P2"><text:a xlink:type="simple" xlink:href="#__RefHeading___Toc62832_1640206654" text:style-name="Index_20_Link" text:visited-style-name="Index_20_Link">Anzeige von Ordnern / Dateien<text:tab/>9</text:a></text:p>
            <text:p text:style-name="P2"><text:a xlink:type="simple" xlink:href="#__RefHeading___Toc62834_1640206654" text:style-name="Index_20_Link" text:visited-style-name="Index_20_Link">Dateien / Ordner umbenennen<text:tab/>10</text:a></text:p>
            <text:p text:style-name="P2"><text:a xlink:type="simple" xlink:href="#__RefHeading___Toc62836_1640206654" text:style-name="Index_20_Link" text:visited-style-name="Index_20_Link">Löschen von Dateien / Ordnern<text:tab/>10</text:a></text:p>
            <text:p text:style-name="P2"><text:a xlink:type="simple" xlink:href="#__RefHeading___Toc62838_1640206654" text:style-name="Index_20_Link" text:visited-style-name="Index_20_Link">Scrollen<text:tab/>10</text:a></text:p>
            <text:p text:style-name="P2"><text:a xlink:type="simple" xlink:href="#__RefHeading___Toc62842_1640206654" text:style-name="Index_20_Link" text:visited-style-name="Index_20_Link">Leeren des Papierkorbs<text:tab/>10</text:a></text:p>
            <text:p text:style-name="P2"><text:a xlink:type="simple" xlink:href="#__RefHeading___Toc62844_1640206654" text:style-name="Index_20_Link" text:visited-style-name="Index_20_Link">Undo<text:tab/>11</text:a></text:p>
            <text:p text:style-name="P5"><text:a xlink:type="simple" xlink:href="#__RefHeading___Toc62846_1640206654" text:style-name="Index_20_Link" text:visited-style-name="Index_20_Link">Menu: Datei<text:tab/>11</text:a></text:p>
            <text:p text:style-name="P2"><text:a xlink:type="simple" xlink:href="#__RefHeading___Toc4409_172465332" text:style-name="Index_20_Link" text:visited-style-name="Index_20_Link">Neues Dokument / Neuer Ordner<text:tab/>11</text:a></text:p>
            <text:p text:style-name="P2"><text:a xlink:type="simple" xlink:href="#__RefHeading___Toc62850_1640206654" text:style-name="Index_20_Link" text:visited-style-name="Index_20_Link">Import<text:tab/>11</text:a></text:p>
            <text:p text:style-name="P2"><text:a xlink:type="simple" xlink:href="#__RefHeading___Toc4411_172465332" text:style-name="Index_20_Link" text:visited-style-name="Index_20_Link">Export<text:tab/>12</text:a></text:p>
            <text:p text:style-name="P4"><text:a xlink:type="simple" xlink:href="#__RefHeading___Toc62862_1640206654" text:style-name="Index_20_Link" text:visited-style-name="Index_20_Link">Export Hauptfenster<text:tab/>12</text:a></text:p>
            <text:p text:style-name="P4"><text:a xlink:type="simple" xlink:href="#__RefHeading___Toc62870_1640206654" text:style-name="Index_20_Link" text:visited-style-name="Index_20_Link">Trennerfenster<text:tab/>13</text:a></text:p>
            <text:p text:style-name="P2"><text:a xlink:type="simple" xlink:href="#__RefHeading___Toc4413_172465332" text:style-name="Index_20_Link" text:visited-style-name="Index_20_Link">Einstellungen<text:tab/>13</text:a></text:p>
            <text:p text:style-name="P4"><text:a xlink:type="simple" xlink:href="#__RefHeading___Toc62874_1640206654" text:style-name="Index_20_Link" text:visited-style-name="Index_20_Link">Trenner<text:tab/>13</text:a></text:p>
            <text:p text:style-name="P4"><text:a xlink:type="simple" xlink:href="#__RefHeading___Toc62876_1640206654" text:style-name="Index_20_Link" text:visited-style-name="Index_20_Link">Design<text:tab/>14</text:a></text:p>
            <text:p text:style-name="P4"><text:a xlink:type="simple" xlink:href="#__RefHeading___Toc62878_1640206654" text:style-name="Index_20_Link" text:visited-style-name="Index_20_Link">Writer Design<text:tab/>15</text:a></text:p>
            <text:p text:style-name="P4"><text:a xlink:type="simple" xlink:href="#__RefHeading___Toc62880_1640206654" text:style-name="Index_20_Link" text:visited-style-name="Index_20_Link">Personas (nur LO)<text:tab/>16</text:a></text:p>
            <text:p text:style-name="P4"><text:a xlink:type="simple" xlink:href="#__RefHeading___Toc4415_172465332" text:style-name="Index_20_Link" text:visited-style-name="Index_20_Link">Tags<text:tab/>17</text:a></text:p>
            <text:p text:style-name="P4"><text:a xlink:type="simple" xlink:href="#__RefHeading___Toc4417_172465332" text:style-name="Index_20_Link" text:visited-style-name="Index_20_Link">Shortcuts<text:tab/>18</text:a></text:p>
            <text:p text:style-name="P4"><text:a xlink:type="simple" xlink:href="#__RefHeading___Toc62886_1640206654" text:style-name="Index_20_Link" text:visited-style-name="Index_20_Link">Vorlagen<text:tab/>18</text:a></text:p>
            <text:p text:style-name="P4"><text:a xlink:type="simple" xlink:href="#__RefHeading___Toc62888_1640206654" text:style-name="Index_20_Link" text:visited-style-name="Index_20_Link">Übersetzungen<text:tab/>19</text:a></text:p>
            <text:p text:style-name="P4"><text:a xlink:type="simple" xlink:href="#__RefHeading___Toc4419_172465332" text:style-name="Index_20_Link" text:visited-style-name="Index_20_Link">Mausrad<text:tab/>19</text:a></text:p>
            <text:p text:style-name="P4"><text:a xlink:type="simple" xlink:href="#__RefHeading___Toc62894_1640206654" text:style-name="Index_20_Link" text:visited-style-name="Index_20_Link">Html Export<text:tab/>20</text:a></text:p>
            <text:p text:style-name="P4"><text:a xlink:type="simple" xlink:href="#__RefHeading___Toc62896_1640206654" text:style-name="Index_20_Link" text:visited-style-name="Index_20_Link">Logging<text:tab/>20</text:a></text:p>
            <text:p text:style-name="P5"><text:a xlink:type="simple" xlink:href="#__RefHeading___Toc62898_1640206654" text:style-name="Index_20_Link" text:visited-style-name="Index_20_Link">Menu: Bearbeiten<text:tab/>20</text:a></text:p>
            <text:p text:style-name="P2"><text:a xlink:type="simple" xlink:href="#__RefHeading___Toc62900_1640206654" text:style-name="Index_20_Link" text:visited-style-name="Index_20_Link">Organizer<text:tab/>20</text:a></text:p>
            <text:p text:style-name="P2"><text:a xlink:type="simple" xlink:href="#__RefHeading___Toc62902_1640206654" text:style-name="Index_20_Link" text:visited-style-name="Index_20_Link">Neuer Tab<text:tab/>22</text:a></text:p>
            <text:p text:style-name="P2"><text:a xlink:type="simple" xlink:href="#__RefHeading___Toc62904_1640206654" text:style-name="Index_20_Link" text:visited-style-name="Index_20_Link">In einem Tab<text:tab/>23</text:a></text:p>
            <text:p text:style-name="P4"><text:a xlink:type="simple" xlink:href="#__RefHeading___Toc62906_1640206654" text:style-name="Index_20_Link" text:visited-style-name="Index_20_Link">Schließe aktive Tab<text:tab/>23</text:a></text:p>
            <text:p text:style-name="P4"><text:a xlink:type="simple" xlink:href="#__RefHeading___Toc62908_1640206654" text:style-name="Index_20_Link" text:visited-style-name="Index_20_Link">Importiere in Tab<text:tab/>23</text:a></text:p>
            <text:p text:style-name="P2"><text:a xlink:type="simple" xlink:href="#__RefHeading___Toc62910_1640206654" text:style-name="Index_20_Link" text:visited-style-name="Index_20_Link">Suche<text:tab/>23</text:a></text:p>
            <text:p text:style-name="P2"><text:a xlink:type="simple" xlink:href="#__RefHeading___Toc62924_1640206654" text:style-name="Index_20_Link" text:visited-style-name="Index_20_Link">Teile Text<text:tab/>25</text:a></text:p>
            <text:p text:style-name="P2"><text:a xlink:type="simple" xlink:href="#__RefHeading___Toc62926_1640206654" text:style-name="Index_20_Link" text:visited-style-name="Index_20_Link">Teile Text (Stapel)<text:tab/>25</text:a></text:p>
            <text:p text:style-name="P2"><text:a xlink:type="simple" xlink:href="#__RefHeading___Toc62928_1640206654" text:style-name="Index_20_Link" text:visited-style-name="Index_20_Link">Dateien vereinen<text:tab/>26</text:a></text:p>
            <text:p text:style-name="P2"><text:a xlink:type="simple" xlink:href="#__RefHeading___Toc4421_172465332" text:style-name="Index_20_Link" text:visited-style-name="Index_20_Link">Textwerkzeuge<text:tab/>26</text:a></text:p>
            <text:p text:style-name="P4"><text:a xlink:type="simple" xlink:href="#__RefHeading___Toc62932_1640206654" text:style-name="Index_20_Link" text:visited-style-name="Index_20_Link">Textvergleich: Zitate finden<text:tab/>26</text:a></text:p>
            <text:p text:style-name="P4"><text:a xlink:type="simple" xlink:href="#__RefHeading___Toc62934_1640206654" text:style-name="Index_20_Link" text:visited-style-name="Index_20_Link">Wörterliste erstellen<text:tab/>27</text:a></text:p>
            <text:p text:style-name="P4"><text:a xlink:type="simple" xlink:href="#__RefHeading___Toc62936_1640206654" text:style-name="Index_20_Link" text:visited-style-name="Index_20_Link">Erzeuge Index<text:tab/>27</text:a></text:p>
            <text:p text:style-name="P2"><text:a xlink:type="simple" xlink:href="#__RefHeading___Toc62938_1640206654" text:style-name="Index_20_Link" text:visited-style-name="Index_20_Link">Projektordner ausklappen<text:tab/>27</text:a></text:p>
            <text:p text:style-name="P2"><text:a xlink:type="simple" xlink:href="#__RefHeading___Toc4423_172465332" text:style-name="Index_20_Link" text:visited-style-name="Index_20_Link">Papierkorb leeren<text:tab/>28</text:a></text:p>
            <text:p text:style-name="P5"><text:a xlink:type="simple" xlink:href="#__RefHeading___Toc62940_1640206654" text:style-name="Index_20_Link" text:visited-style-name="Index_20_Link">Menu: Ansicht<text:tab/>28</text:a></text:p>
            <text:p text:style-name="P2"><text:a xlink:type="simple" xlink:href="#__RefHeading___Toc4425_172465332" text:style-name="Index_20_Link" text:visited-style-name="Index_20_Link">Tags<text:tab/>28</text:a></text:p>
            <text:p text:style-name="P2"><text:a xlink:type="simple" xlink:href="#__RefHeading___Toc4427_172465332" text:style-name="Index_20_Link" text:visited-style-name="Index_20_Link">Zeige Textbereiche<text:tab/>28</text:a></text:p>
            <text:p text:style-name="P2"><text:a xlink:type="simple" xlink:href="#__RefHeading___Toc4429_172465332" text:style-name="Index_20_Link" text:visited-style-name="Index_20_Link">Homepage und Feedback<text:tab/>28</text:a></text:p>
            <text:p text:style-name="P5"><text:a xlink:type="simple" xlink:href="#__RefHeading___Toc62948_1640206654" text:style-name="Index_20_Link" text:visited-style-name="Index_20_Link">Seitenleiste<text:tab/>29</text:a></text:p>
            <text:p text:style-name="P2"><text:a xlink:type="simple" xlink:href="#__RefHeading___Toc62950_1640206654" text:style-name="Index_20_Link" text:visited-style-name="Index_20_Link">Öffnen / Schließen<text:tab/>29</text:a></text:p>
            <text:p text:style-name="P2"><text:a xlink:type="simple" xlink:href="#__RefHeading___Toc68810_1640206654" text:style-name="Index_20_Link" text:visited-style-name="Index_20_Link">Tags<text:tab/>29</text:a></text:p>
            <text:p text:style-name="P5"><text:a xlink:type="simple" xlink:href="#__RefHeading___Toc62962_1640206654" text:style-name="Index_20_Link" text:visited-style-name="Index_20_Link">Diverses<text:tab/>30</text:a></text:p>
            <text:p text:style-name="P2"><text:a xlink:type="simple" xlink:href="#__RefHeading___Toc62964_1640206654" text:style-name="Index_20_Link" text:visited-style-name="Index_20_Link">Übersetzungen<text:tab/>30</text:a></text:p>
            <text:p text:style-name="P2"><text:a xlink:type="simple" xlink:href="#__RefHeading___Toc62966_1640206654" text:style-name="Index_20_Link" text:visited-style-name="Index_20_Link">Querverweise<text:tab/>31</text:a></text:p>
            <text:p text:style-name="P2"><text:a xlink:type="simple" xlink:href="#__RefHeading___Toc62968_1640206654" text:style-name="Index_20_Link" text:visited-style-name="Index_20_Link">Copy und Paste von Internetinhalten<text:tab/>32</text:a></text:p>
            <text:p text:style-name="P2"><text:a xlink:type="simple" xlink:href="#__RefHeading___Toc4431_172465332" text:style-name="Index_20_Link" text:visited-style-name="Index_20_Link">Interne Versions Kontrolle<text:tab/>32</text:a></text:p>
          </text:index-body>
        </text:table-of-content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56:33.237000000</dc:date>
    <meta:editing-duration>P0D</meta:editing-duration>
    <meta:editing-cycles>1</meta:editing-cycles>
    <meta:document-statistic meta:table-count="0" meta:image-count="0" meta:object-count="0" meta:page-count="1" meta:paragraph-count="66" meta:word-count="218" meta:character-count="1355" meta:non-whitespace-character-count="1202"/>
    <meta:generator>LibreOffice/5.0.4.2$Windows_x86 LibreOffice_project/2b9802c1994aa0b7dc6079e128979269cf95bc78</meta:generator>
  </office:meta>
</office:document-meta>
</file>